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 style:data-style-name="N124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24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5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5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5"/>
  </office:automatic-styles>
  <office:body>
    <office:spreadsheet>
      <table:table table:name="error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1" table:number-columns-repeated="2" table:default-cell-style-name="ce8"/>
        <table:table-row table:style-name="ro1">
          <table:table-cell table:style-name="ce1" office:value-type="string" calcext:value-type="string">
            <text:p>mode type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delta</text:p>
          </table:table-cell>
          <table:table-cell table:style-name="ce1" office:value-type="string" calcext:value-type="string">
            <text:p>gamma</text:p>
          </table:table-cell>
          <table:table-cell table:style-name="ce1" office:value-type="string" calcext:value-type="string">
            <text:p>JAM</text:p>
          </table:table-cell>
          <table:table-cell table:style-name="ce1" office:value-type="string" calcext:value-type="string">
            <text:p>chung yoo</text:p>
          </table:table-cell>
          <table:table-cell table:style-name="ce1" office:value-type="string" calcext:value-type="string">
            <text:p>Ref 10</text:p>
          </table:table-cell>
          <table:table-cell table:style-name="ce6" office:value-type="string" calcext:value-type="string">
            <text:p>err wrt cy</text:p>
          </table:table-cell>
          <table:table-cell table:style-name="ce6" office:value-type="string" calcext:value-type="string">
            <text:p>err wrt r10</text:p>
          </table:table-cell>
        </table:table-row>
        <table:table-row table:style-name="ro1">
          <table:table-cell table:style-name="ce2" office:value-type="string" calcext:value-type="string">
            <text:p>chordwis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office:value-type="float" office:value="3.516015" calcext:value-type="float">
            <text:p>3.5160</text:p>
          </table:table-cell>
          <table:table-cell table:number-columns-repeated="2" table:style-name="ce5" office:value-type="float" office:value="3.516" calcext:value-type="float">
            <text:p>3.5160</text:p>
          </table:table-cell>
          <table:table-cell table:style-name="ce7" table:formula="of:=([.F2]-[.$E2])/[.F2]" office:value-type="percentage" office:value="-0.00000426621160406036" calcext:value-type="percentage">
            <text:p>0.000%</text:p>
          </table:table-cell>
          <table:table-cell table:style-name="ce7" table:formula="of:=([.G2]-[.$E2])/[.G2]" office:value-type="percentage" office:value="-0.00000426621160406036" calcext:value-type="percentage">
            <text:p>0.000%</text:p>
          </table:table-cell>
        </table:table-row>
        <table:table-row table:style-name="ro1">
          <table:table-cell table:style-name="ce2" office:value-type="string" calcext:value-type="string">
            <text:p>chordwis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office:value-type="float" office:value="22.03449" calcext:value-type="float">
            <text:p>22.0345</text:p>
          </table:table-cell>
          <table:table-cell table:number-columns-repeated="2" table:style-name="ce5" office:value-type="float" office:value="22.0345" calcext:value-type="float">
            <text:p>22.0345</text:p>
          </table:table-cell>
          <table:table-cell table:style-name="ce7" table:formula="of:=([.F3]-[.$E3])/[.F3]" office:value-type="percentage" office:value="0.000000453833760676277" calcext:value-type="percentage">
            <text:p>0.000%</text:p>
          </table:table-cell>
          <table:table-cell table:style-name="ce7" table:formula="of:=([.G3]-[.$E3])/[.G3]" office:value-type="percentage" office:value="0.000000453833760676277" calcext:value-type="percentage">
            <text:p>0.000%</text:p>
          </table:table-cell>
        </table:table-row>
        <table:table-row table:style-name="ro1">
          <table:table-cell table:style-name="ce2" office:value-type="string" calcext:value-type="string">
            <text:p>chordwis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office:value-type="float" office:value="61.69722" calcext:value-type="float">
            <text:p>61.6972</text:p>
          </table:table-cell>
          <table:table-cell table:number-columns-repeated="2" table:style-name="ce5" office:value-type="float" office:value="61.6972" calcext:value-type="float">
            <text:p>61.6972</text:p>
          </table:table-cell>
          <table:table-cell table:style-name="ce7" table:formula="of:=([.F4]-[.$E4])/[.F4]" office:value-type="percentage" office:value="-0.000000324163819415514" calcext:value-type="percentage">
            <text:p>0.000%</text:p>
          </table:table-cell>
          <table:table-cell table:style-name="ce7" table:formula="of:=([.G4]-[.$E4])/[.G4]" office:value-type="percentage" office:value="-0.000000324163819415514" calcext:value-type="percentage">
            <text:p>0.000%</text:p>
          </table:table-cell>
        </table:table-row>
        <table:table-row table:style-name="ro1">
          <table:table-cell table:style-name="ce2" office:value-type="string" calcext:value-type="string">
            <text:p>chordwis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office:value-type="float" office:value="109.9569" calcext:value-type="float">
            <text:p>109.9569</text:p>
          </table:table-cell>
          <table:table-cell table:style-name="ce5" office:value-type="float" office:value="109.9569" calcext:value-type="float">
            <text:p>109.9569</text:p>
          </table:table-cell>
          <table:table-cell table:style-name="ce5" office:value-type="float" office:value="109.9557" calcext:value-type="float">
            <text:p>109.9557</text:p>
          </table:table-cell>
          <table:table-cell table:style-name="ce7" table:formula="of:=([.F5]-[.$E5])/[.F5]" office:value-type="percentage" office:value="0" calcext:value-type="percentage">
            <text:p>0.000%</text:p>
          </table:table-cell>
          <table:table-cell table:style-name="ce7" table:formula="of:=([.G5]-[.$E5])/[.G5]" office:value-type="percentage" office:value="-0.0000109134860676747" calcext:value-type="percentage">
            <text:p>-0.001%</text:p>
          </table:table-cell>
        </table:table-row>
        <table:table-row table:style-name="ro1">
          <table:table-cell table:style-name="ce2" office:value-type="string" calcext:value-type="string">
            <text:p>axia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office:value-type="float" office:value="120.9019" calcext:value-type="float">
            <text:p>120.9019</text:p>
          </table:table-cell>
          <table:table-cell table:number-columns-repeated="2" table:style-name="ce5" office:value-type="float" office:value="120.9019" calcext:value-type="float">
            <text:p>120.9019</text:p>
          </table:table-cell>
          <table:table-cell table:style-name="ce7" table:formula="of:=([.F6]-[.$E6])/[.F6]" office:value-type="percentage" office:value="0" calcext:value-type="percentage">
            <text:p>0.000%</text:p>
          </table:table-cell>
          <table:table-cell table:style-name="ce7" table:formula="of:=([.G6]-[.$E6])/[.G6]" office:value-type="percentage" office:value="0" calcext:value-type="percentage">
            <text:p>0.000%</text:p>
          </table:table-cell>
        </table:table-row>
        <table:table-row table:style-name="ro1">
          <table:table-cell table:style-name="ce2" office:value-type="string" calcext:value-type="string">
            <text:p>axial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office:value-type="float" office:value="329.8978" calcext:value-type="float">
            <text:p>329.8978</text:p>
          </table:table-cell>
          <table:table-cell table:style-name="ce5" office:value-type="float" office:value="330.8796" calcext:value-type="float">
            <text:p>330.8796</text:p>
          </table:table-cell>
          <table:table-cell table:style-name="ce5" office:value-type="float" office:value="329.8672" calcext:value-type="float">
            <text:p>329.8672</text:p>
          </table:table-cell>
          <table:table-cell table:style-name="ce7" table:formula="of:=([.F7]-[.$E7])/[.F7]" office:value-type="percentage" office:value="0.00296724246523498" calcext:value-type="percentage">
            <text:p>0.297%</text:p>
          </table:table-cell>
          <table:table-cell table:style-name="ce7" table:formula="of:=([.G7]-[.$E7])/[.G7]" office:value-type="percentage" office:value="-0.0000927646034525186" calcext:value-type="percentage">
            <text:p>-0.009%</text:p>
          </table:table-cell>
        </table:table-row>
        <table:table-row table:style-name="ro1">
          <table:table-cell table:style-name="ce2" office:value-type="string" calcext:value-type="string">
            <text:p>flapwis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3.681647" calcext:value-type="float">
            <text:p>3.6816</text:p>
          </table:table-cell>
          <table:table-cell table:number-columns-repeated="2" table:style-name="ce5" office:value-type="float" office:value="3.6816" calcext:value-type="float">
            <text:p>3.6816</text:p>
          </table:table-cell>
          <table:table-cell table:style-name="ce7" table:formula="of:=([.F8]-[.$E8])/[.F8]" office:value-type="percentage" office:value="-0.0000127661886136213" calcext:value-type="percentage">
            <text:p>-0.001%</text:p>
          </table:table-cell>
          <table:table-cell table:style-name="ce7" table:formula="of:=([.G8]-[.$E8])/[.G8]" office:value-type="percentage" office:value="-0.0000127661886136213" calcext:value-type="percentage">
            <text:p>-0.001%</text:p>
          </table:table-cell>
        </table:table-row>
        <table:table-row table:style-name="ro1">
          <table:table-cell table:style-name="ce2" office:value-type="string" calcext:value-type="string">
            <text:p>flapwis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2.18101" calcext:value-type="float">
            <text:p>22.1810</text:p>
          </table:table-cell>
          <table:table-cell table:number-columns-repeated="2" table:style-name="ce5" office:value-type="float" office:value="22.181" calcext:value-type="float">
            <text:p>22.1810</text:p>
          </table:table-cell>
          <table:table-cell table:style-name="ce7" table:formula="of:=([.F9]-[.$E9])/[.F9]" office:value-type="percentage" office:value="-0.000000450836301321916" calcext:value-type="percentage">
            <text:p>0.000%</text:p>
          </table:table-cell>
          <table:table-cell table:style-name="ce7" table:formula="of:=([.G9]-[.$E9])/[.G9]" office:value-type="percentage" office:value="-0.000000450836301321916" calcext:value-type="percentage">
            <text:p>0.000%</text:p>
          </table:table-cell>
        </table:table-row>
        <table:table-row table:style-name="ro1">
          <table:table-cell table:style-name="ce2" office:value-type="string" calcext:value-type="string">
            <text:p>chordwis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3.619566" calcext:value-type="float">
            <text:p>3.6196</text:p>
          </table:table-cell>
          <table:table-cell table:number-columns-repeated="2" table:style-name="ce5" office:value-type="float" office:value="3.6196" calcext:value-type="float">
            <text:p>3.6196</text:p>
          </table:table-cell>
          <table:table-cell table:style-name="ce7" table:formula="of:=([.F10]-[.$E10])/[.F10]" office:value-type="percentage" office:value="0.00000939330312750347" calcext:value-type="percentage">
            <text:p>0.001%</text:p>
          </table:table-cell>
          <table:table-cell table:style-name="ce7" table:formula="of:=([.G10]-[.$E10])/[.G10]" office:value-type="percentage" office:value="0.00000939330312750347" calcext:value-type="percentage">
            <text:p>0.001%</text:p>
          </table:table-cell>
        </table:table-row>
        <table:table-row table:style-name="ro1">
          <table:table-cell table:style-name="ce2" office:value-type="string" calcext:value-type="string">
            <text:p>flapwis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4.13732" calcext:value-type="float">
            <text:p>4.1373</text:p>
          </table:table-cell>
          <table:table-cell table:number-columns-repeated="2" table:style-name="ce5" office:value-type="float" office:value="4.1373" calcext:value-type="float">
            <text:p>4.1373</text:p>
          </table:table-cell>
          <table:table-cell table:style-name="ce7" table:formula="of:=([.F11]-[.$E11])/[.F11]" office:value-type="percentage" office:value="-0.00000483407052912069" calcext:value-type="percentage">
            <text:p>0.000%</text:p>
          </table:table-cell>
          <table:table-cell table:style-name="ce7" table:formula="of:=([.G11]-[.$E11])/[.G11]" office:value-type="percentage" office:value="-0.00000483407052912069" calcext:value-type="percentage">
            <text:p>0.000%</text:p>
          </table:table-cell>
        </table:table-row>
        <table:table-row table:style-name="ro1">
          <table:table-cell table:style-name="ce2" office:value-type="string" calcext:value-type="string">
            <text:p>flapwis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22.61492" calcext:value-type="float">
            <text:p>22.6149</text:p>
          </table:table-cell>
          <table:table-cell table:number-columns-repeated="2" table:style-name="ce4" office:value-type="float" office:value="22.6149" calcext:value-type="float">
            <text:p>22.6149</text:p>
          </table:table-cell>
          <table:table-cell table:style-name="ce7" table:formula="of:=([.F12]-[.$E12])/[.F12]" office:value-type="percentage" office:value="-0.000000884372692463622" calcext:value-type="percentage">
            <text:p>0.000%</text:p>
          </table:table-cell>
          <table:table-cell table:style-name="ce7" table:formula="of:=([.G12]-[.$E12])/[.G12]" office:value-type="percentage" office:value="-0.000000884372692463622" calcext:value-type="percentage">
            <text:p>0.000%</text:p>
          </table:table-cell>
        </table:table-row>
        <table:table-row table:style-name="ro1">
          <table:table-cell table:style-name="ce2" office:value-type="string" calcext:value-type="string">
            <text:p>flapwis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4.797279" calcext:value-type="float">
            <text:p>4.7973</text:p>
          </table:table-cell>
          <table:table-cell table:number-columns-repeated="2" table:style-name="ce5" office:value-type="float" office:value="4.7973" calcext:value-type="float">
            <text:p>4.7973</text:p>
          </table:table-cell>
          <table:table-cell table:style-name="ce7" table:formula="of:=([.F13]-[.$E13])/[.F13]" office:value-type="percentage" office:value="0.00000437746232261289" calcext:value-type="percentage">
            <text:p>0.000%</text:p>
          </table:table-cell>
          <table:table-cell table:style-name="ce7" table:formula="of:=([.G13]-[.$E13])/[.G13]" office:value-type="percentage" office:value="0.00000437746232261289" calcext:value-type="percentage">
            <text:p>0.000%</text:p>
          </table:table-cell>
        </table:table-row>
        <table:table-row table:style-name="ro1">
          <table:table-cell table:style-name="ce2" office:value-type="string" calcext:value-type="string">
            <text:p>flapwis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float" office:value="23.32026" calcext:value-type="float">
            <text:p>23.3203</text:p>
          </table:table-cell>
          <table:table-cell table:number-columns-repeated="2" table:style-name="ce4" office:value-type="float" office:value="23.3203" calcext:value-type="float">
            <text:p>23.3203</text:p>
          </table:table-cell>
          <table:table-cell table:style-name="ce7" table:formula="of:=([.F14]-[.$E14])/[.F14]" office:value-type="percentage" office:value="0.00000171524380040075" calcext:value-type="percentage">
            <text:p>0.000%</text:p>
          </table:table-cell>
          <table:table-cell table:style-name="ce7" table:formula="of:=([.G14]-[.$E14])/[.G14]" office:value-type="percentage" office:value="0.00000171524380040075" calcext:value-type="percentage">
            <text:p>0.000%</text:p>
          </table:table-cell>
        </table:table-row>
        <table:table-row table:style-name="ro1">
          <table:table-cell table:style-name="ce2" office:value-type="string" calcext:value-type="string">
            <text:p>flapwis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5.585001" calcext:value-type="float">
            <text:p>5.5850</text:p>
          </table:table-cell>
          <table:table-cell table:number-columns-repeated="2" table:style-name="ce5" office:value-type="float" office:value="5.585" calcext:value-type="float">
            <text:p>5.5850</text:p>
          </table:table-cell>
          <table:table-cell table:style-name="ce7" table:formula="of:=([.F15]-[.$E15])/[.F15]" office:value-type="percentage" office:value="-0.000000179051029568447" calcext:value-type="percentage">
            <text:p>0.000%</text:p>
          </table:table-cell>
          <table:table-cell table:style-name="ce7" table:formula="of:=([.G15]-[.$E15])/[.G15]" office:value-type="percentage" office:value="-0.000000179051029568447" calcext:value-type="percentage">
            <text:p>0.000%</text:p>
          </table:table-cell>
        </table:table-row>
        <table:table-row table:style-name="ro1">
          <table:table-cell table:style-name="ce2" office:value-type="string" calcext:value-type="string">
            <text:p>flapwis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24.27335" calcext:value-type="float">
            <text:p>24.2734</text:p>
          </table:table-cell>
          <table:table-cell table:number-columns-repeated="2" table:style-name="ce4" office:value-type="float" office:value="24.2733" calcext:value-type="float">
            <text:p>24.2733</text:p>
          </table:table-cell>
          <table:table-cell table:style-name="ce7" table:formula="of:=([.F16]-[.$E16])/[.F16]" office:value-type="percentage" office:value="-0.00000205987648987405" calcext:value-type="percentage">
            <text:p>0.000%</text:p>
          </table:table-cell>
          <table:table-cell table:style-name="ce7" table:formula="of:=([.G16]-[.$E16])/[.G16]" office:value-type="percentage" office:value="-0.00000205987648987405" calcext:value-type="percentage">
            <text:p>0.000%</text:p>
          </table:table-cell>
        </table:table-row>
        <table:table-row table:style-name="ro1">
          <table:table-cell table:style-name="ce2" office:value-type="string" calcext:value-type="string">
            <text:p>flapwis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6.449545" calcext:value-type="float">
            <text:p>6.4495</text:p>
          </table:table-cell>
          <table:table-cell table:number-columns-repeated="2" table:style-name="ce5" office:value-type="float" office:value="6.4495" calcext:value-type="float">
            <text:p>6.4495</text:p>
          </table:table-cell>
          <table:table-cell table:style-name="ce7" table:formula="of:=([.F17]-[.$E17])/[.F17]" office:value-type="percentage" office:value="-0.000006977285060731" calcext:value-type="percentage">
            <text:p>-0.001%</text:p>
          </table:table-cell>
          <table:table-cell table:style-name="ce7" table:formula="of:=([.G17]-[.$E17])/[.G17]" office:value-type="percentage" office:value="-0.000006977285060731" calcext:value-type="percentage">
            <text:p>-0.001%</text:p>
          </table:table-cell>
        </table:table-row>
        <table:table-row table:style-name="ro1">
          <table:table-cell table:style-name="ce2" office:value-type="string" calcext:value-type="string">
            <text:p>flapwis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25.44608" calcext:value-type="float">
            <text:p>25.4461</text:p>
          </table:table-cell>
          <table:table-cell table:number-columns-repeated="2" table:style-name="ce4" office:value-type="float" office:value="25.4461" calcext:value-type="float">
            <text:p>25.4461</text:p>
          </table:table-cell>
          <table:table-cell table:style-name="ce7" table:formula="of:=([.F18]-[.$E18])/[.F18]" office:value-type="percentage" office:value="0.000000785975061121176" calcext:value-type="percentage">
            <text:p>0.000%</text:p>
          </table:table-cell>
          <table:table-cell table:style-name="ce7" table:formula="of:=([.G18]-[.$E18])/[.G18]" office:value-type="percentage" office:value="0.000000785975061121176" calcext:value-type="percentage">
            <text:p>0.000%</text:p>
          </table:table-cell>
        </table:table-row>
        <table:table-row table:style-name="ro1">
          <table:table-cell table:style-name="ce2" office:value-type="string" calcext:value-type="string">
            <text:p>flapwis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7.360373" calcext:value-type="float">
            <text:p>7.3604</text:p>
          </table:table-cell>
          <table:table-cell table:number-columns-repeated="2" table:style-name="ce4" office:value-type="float" office:value="7.3604" calcext:value-type="float">
            <text:p>7.3604</text:p>
          </table:table-cell>
          <table:table-cell table:style-name="ce7" table:formula="of:=([.F19]-[.$E19])/[.F19]" office:value-type="percentage" office:value="0.00000366827889791605" calcext:value-type="percentage">
            <text:p>0.000%</text:p>
          </table:table-cell>
          <table:table-cell table:style-name="ce7" table:formula="of:=([.G19]-[.$E19])/[.G19]" office:value-type="percentage" office:value="0.00000366827889791605" calcext:value-type="percentage">
            <text:p>0.000%</text:p>
          </table:table-cell>
        </table:table-row>
        <table:table-row table:style-name="ro1">
          <table:table-cell table:style-name="ce2" office:value-type="string" calcext:value-type="string">
            <text:p>flapwis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float" office:value="26.80908" calcext:value-type="float">
            <text:p>26.8091</text:p>
          </table:table-cell>
          <table:table-cell table:style-name="ce4" office:value-type="float" office:value="26.8091" calcext:value-type="float">
            <text:p>26.8091</text:p>
          </table:table-cell>
          <table:table-cell table:style-name="ce4" office:value-type="float" office:value="26.8092" calcext:value-type="float">
            <text:p>26.8092</text:p>
          </table:table-cell>
          <table:table-cell table:style-name="ce7" table:formula="of:=([.F20]-[.$E20])/[.F20]" office:value-type="percentage" office:value="0.000000746015345507415" calcext:value-type="percentage">
            <text:p>0.000%</text:p>
          </table:table-cell>
          <table:table-cell table:style-name="ce7" table:formula="of:=([.G20]-[.$E20])/[.G20]" office:value-type="percentage" office:value="0.00000447607537707242" calcext:value-type="percentage">
            <text:p>0.000%</text:p>
          </table:table-cell>
        </table:table-row>
        <table:table-row table:style-name="ro1">
          <table:table-cell table:style-name="ce2" office:value-type="string" calcext:value-type="string">
            <text:p>flapwis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float" office:value="8.299637" calcext:value-type="float">
            <text:p>8.2996</text:p>
          </table:table-cell>
          <table:table-cell table:style-name="ce4" office:value-type="float" office:value="8.2996" calcext:value-type="float">
            <text:p>8.2996</text:p>
          </table:table-cell>
          <table:table-cell table:style-name="ce4" office:value-type="float" office:value="8.2997" calcext:value-type="float">
            <text:p>8.2997</text:p>
          </table:table-cell>
          <table:table-cell table:style-name="ce7" table:formula="of:=([.F21]-[.$E21])/[.F21]" office:value-type="percentage" office:value="-0.00000445804617098787" calcext:value-type="percentage">
            <text:p>0.000%</text:p>
          </table:table-cell>
          <table:table-cell table:style-name="ce7" table:formula="of:=([.G21]-[.$E21])/[.G21]" office:value-type="percentage" office:value="0.00000759063580599733" calcext:value-type="percentage">
            <text:p>0.001%</text:p>
          </table:table-cell>
        </table:table-row>
        <table:table-row table:style-name="ro1">
          <table:table-cell table:style-name="ce2" office:value-type="string" calcext:value-type="string">
            <text:p>flapwis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float" office:value="28.33408" calcext:value-type="float">
            <text:p>28.3341</text:p>
          </table:table-cell>
          <table:table-cell table:style-name="ce4" office:value-type="float" office:value="28.3341" calcext:value-type="float">
            <text:p>28.3341</text:p>
          </table:table-cell>
          <table:table-cell table:style-name="ce4" office:value-type="float" office:value="28.3342" calcext:value-type="float">
            <text:p>28.3342</text:p>
          </table:table-cell>
          <table:table-cell table:style-name="ce7" table:formula="of:=([.F22]-[.$E22])/[.F22]" office:value-type="percentage" office:value="0.000000705863253085252" calcext:value-type="percentage">
            <text:p>0.000%</text:p>
          </table:table-cell>
          <table:table-cell table:style-name="ce7" table:formula="of:=([.G22]-[.$E22])/[.G22]" office:value-type="percentage" office:value="0.00000423516457140169" calcext:value-type="percentage">
            <text:p>0.000%</text:p>
          </table:table-cell>
        </table:table-row>
        <table:table-row table:style-name="ro1">
          <table:table-cell table:style-name="ce2" office:value-type="string" calcext:value-type="string">
            <text:p>flapwis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float" office:value="9.256838" calcext:value-type="float">
            <text:p>9.2568</text:p>
          </table:table-cell>
          <table:table-cell table:style-name="ce4" office:value-type="float" office:value="9.2568" calcext:value-type="float">
            <text:p>9.2568</text:p>
          </table:table-cell>
          <table:table-cell table:style-name="ce4" office:value-type="float" office:value="9.2569" calcext:value-type="float">
            <text:p>9.2569</text:p>
          </table:table-cell>
          <table:table-cell table:style-name="ce7" table:formula="of:=([.F23]-[.$E23])/[.F23]" office:value-type="percentage" office:value="-0.00000410509031198497" calcext:value-type="percentage">
            <text:p>0.000%</text:p>
          </table:table-cell>
          <table:table-cell table:style-name="ce7" table:formula="of:=([.G23]-[.$E23])/[.G23]" office:value-type="percentage" office:value="0.00000669770657561219" calcext:value-type="percentage">
            <text:p>0.001%</text:p>
          </table:table-cell>
        </table:table-row>
        <table:table-row table:style-name="ro1">
          <table:table-cell table:style-name="ce2" office:value-type="string" calcext:value-type="string">
            <text:p>flapwis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float" office:value="29.99538" calcext:value-type="float">
            <text:p>29.9954</text:p>
          </table:table-cell>
          <table:table-cell table:style-name="ce4" office:value-type="float" office:value="29.9954" calcext:value-type="float">
            <text:p>29.9954</text:p>
          </table:table-cell>
          <table:table-cell table:style-name="ce4" office:value-type="float" office:value="29.9956" calcext:value-type="float">
            <text:p>29.9956</text:p>
          </table:table-cell>
          <table:table-cell table:style-name="ce7" table:formula="of:=([.F24]-[.$E24])/[.F24]" office:value-type="percentage" office:value="0.000000666768904540124" calcext:value-type="percentage">
            <text:p>0.000%</text:p>
          </table:table-cell>
          <table:table-cell table:style-name="ce7" table:formula="of:=([.G24]-[.$E24])/[.G24]" office:value-type="percentage" office:value="0.0000073344090466194" calcext:value-type="percentage">
            <text:p>0.001%</text:p>
          </table:table-cell>
        </table:table-row>
        <table:table-row table:style-name="ro1">
          <table:table-cell table:style-name="ce2" office:value-type="string" calcext:value-type="string">
            <text:p>flapwis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float" office:value="10.22569" calcext:value-type="float">
            <text:p>10.2257</text:p>
          </table:table-cell>
          <table:table-cell table:style-name="ce4" office:value-type="float" office:value="10.2257" calcext:value-type="float">
            <text:p>10.2257</text:p>
          </table:table-cell>
          <table:table-cell table:style-name="ce4" office:value-type="float" office:value="10.2258" calcext:value-type="float">
            <text:p>10.2258</text:p>
          </table:table-cell>
          <table:table-cell table:style-name="ce7" table:formula="of:=([.F25]-[.$E25])/[.F25]" office:value-type="percentage" office:value="0.000000977928161360242" calcext:value-type="percentage">
            <text:p>0.000%</text:p>
          </table:table-cell>
          <table:table-cell table:style-name="ce7" table:formula="of:=([.G25]-[.$E25])/[.G25]" office:value-type="percentage" office:value="0.0000107571045785551" calcext:value-type="percentage">
            <text:p>0.001%</text:p>
          </table:table-cell>
        </table:table-row>
        <table:table-row table:style-name="ro1">
          <table:table-cell table:style-name="ce2" office:value-type="string" calcext:value-type="string">
            <text:p>flapwis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float" office:value="31.77051" calcext:value-type="float">
            <text:p>31.7705</text:p>
          </table:table-cell>
          <table:table-cell table:style-name="ce4" office:value-type="float" office:value="31.7705" calcext:value-type="float">
            <text:p>31.7705</text:p>
          </table:table-cell>
          <table:table-cell table:style-name="ce4" office:value-type="float" office:value="31.7709" calcext:value-type="float">
            <text:p>31.7709</text:p>
          </table:table-cell>
          <table:table-cell table:style-name="ce7" table:formula="of:=([.F26]-[.$E26])/[.F26]" office:value-type="percentage" office:value="-0.000000314757400833293" calcext:value-type="percentage">
            <text:p>0.000%</text:p>
          </table:table-cell>
          <table:table-cell table:style-name="ce7" table:formula="of:=([.G26]-[.$E26])/[.G26]" office:value-type="percentage" office:value="0.0000122753840778652" calcext:value-type="percentage">
            <text:p>0.001%</text:p>
          </table:table-cell>
        </table:table-row>
        <table:table-row table:style-name="ro1">
          <table:table-cell table:style-name="ce2" office:value-type="string" calcext:value-type="string">
            <text:p>chordwis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4" office:value-type="float" office:value="4.970023" calcext:value-type="float">
            <text:p>4.9700</text:p>
          </table:table-cell>
          <table:table-cell table:style-name="ce4" office:value-type="float" office:value="4.97" calcext:value-type="float">
            <text:p>4.9700</text:p>
          </table:table-cell>
          <table:table-cell table:style-name="ce4" office:value-type="float" office:value="4.9703" calcext:value-type="float">
            <text:p>4.9703</text:p>
          </table:table-cell>
          <table:table-cell table:style-name="ce7" table:formula="of:=([.F27]-[.$E27])/[.F27]" office:value-type="percentage" office:value="-0.00000462776659970832" calcext:value-type="percentage">
            <text:p>0.000%</text:p>
          </table:table-cell>
          <table:table-cell table:style-name="ce7" table:formula="of:=([.G27]-[.$E27])/[.G27]" office:value-type="percentage" office:value="0.0000557310423917346" calcext:value-type="percentage">
            <text:p>0.006%</text:p>
          </table:table-cell>
        </table:table-row>
        <table:table-row table:style-name="ro1">
          <table:table-cell table:style-name="ce2" office:value-type="string" calcext:value-type="string">
            <text:p>flapwis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4" office:value-type="float" office:value="11.20233" calcext:value-type="float">
            <text:p>11.2023</text:p>
          </table:table-cell>
          <table:table-cell table:style-name="ce4" office:value-type="float" office:value="11.2023" calcext:value-type="float">
            <text:p>11.2023</text:p>
          </table:table-cell>
          <table:table-cell table:style-name="ce4" office:value-type="float" office:value="11.2025" calcext:value-type="float">
            <text:p>11.2025</text:p>
          </table:table-cell>
          <table:table-cell table:style-name="ce7" table:formula="of:=([.F28]-[.$E28])/[.F28]" office:value-type="percentage" office:value="-0.00000267802147778944" calcext:value-type="percentage">
            <text:p>0.000%</text:p>
          </table:table-cell>
          <table:table-cell table:style-name="ce7" table:formula="of:=([.G28]-[.$E28])/[.G28]" office:value-type="percentage" office:value="0.0000151751841107494" calcext:value-type="percentage">
            <text:p>0.002%</text:p>
          </table:table-cell>
        </table:table-row>
        <table:table-row table:style-name="ro1">
          <table:table-cell table:style-name="ce2" office:value-type="string" calcext:value-type="string">
            <text:p>flapwis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4" office:value-type="float" office:value="33.64037" calcext:value-type="float">
            <text:p>33.6404</text:p>
          </table:table-cell>
          <table:table-cell table:style-name="ce4" office:value-type="float" office:value="33.6404" calcext:value-type="float">
            <text:p>33.6404</text:p>
          </table:table-cell>
          <table:table-cell table:style-name="ce4" office:value-type="float" office:value="33.6409" calcext:value-type="float">
            <text:p>33.6409</text:p>
          </table:table-cell>
          <table:table-cell table:style-name="ce7" table:formula="of:=([.F29]-[.$E29])/[.F29]" office:value-type="percentage" office:value="0.000000891784877778415" calcext:value-type="percentage">
            <text:p>0.000%</text:p>
          </table:table-cell>
          <table:table-cell table:style-name="ce7" table:formula="of:=([.G29]-[.$E29])/[.G29]" office:value-type="percentage" office:value="0.0000157546320105825" calcext:value-type="percentage">
            <text:p>0.002%</text:p>
          </table:table-cell>
        </table:table-row>
        <table:table-row table:style-name="ro1">
          <table:table-cell table:style-name="ce2" office:value-type="string" calcext:value-type="string">
            <text:p>chordwise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4" office:value-type="float" office:value="7.333678" calcext:value-type="float">
            <text:p>7.3337</text:p>
          </table:table-cell>
          <table:table-cell table:style-name="ce4" office:value-type="float" office:value="7.3337" calcext:value-type="float">
            <text:p>7.3337</text:p>
          </table:table-cell>
          <table:table-cell table:style-name="ce4" office:value-type="float" office:value="7.554" calcext:value-type="float">
            <text:p>7.5540</text:p>
          </table:table-cell>
          <table:table-cell table:style-name="ce7" table:formula="of:=([.F30]-[.$E30])/[.F30]" office:value-type="percentage" office:value="0.00000299985000755561" calcext:value-type="percentage">
            <text:p>0.000%</text:p>
          </table:table-cell>
          <table:table-cell table:style-name="ce7" table:formula="of:=([.G30]-[.$E30])/[.G30]" office:value-type="percentage" office:value="0.0291662695260789" calcext:value-type="percentage">
            <text:p>2.917%</text:p>
          </table:table-cell>
        </table:table-row>
        <table:table-row table:style-name="ro1">
          <table:table-cell table:style-name="ce2" office:value-type="string" calcext:value-type="string">
            <text:p>chordwise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4.397801" calcext:value-type="float">
            <text:p>4.3978</text:p>
          </table:table-cell>
          <table:table-cell table:number-columns-repeated="2" table:style-name="ce4" office:value-type="float" office:value="4.3978" calcext:value-type="float">
            <text:p>4.3978</text:p>
          </table:table-cell>
          <table:table-cell table:style-name="ce7" table:formula="of:=([.F31]-[.$E31])/[.F31]" office:value-type="percentage" office:value="-0.000000227386420514752" calcext:value-type="percentage">
            <text:p>0.000%</text:p>
          </table:table-cell>
          <table:table-cell table:style-name="ce7" table:formula="of:=([.G31]-[.$E31])/[.G31]" office:value-type="percentage" office:value="-0.000000227386420514752" calcext:value-type="percentage">
            <text:p>0.000%</text:p>
          </table:table-cell>
        </table:table-row>
        <table:table-row table:style-name="ro1">
          <table:table-cell table:style-name="ce2" office:value-type="string" calcext:value-type="string">
            <text:p>chordwise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13.04816" calcext:value-type="float">
            <text:p>13.0482</text:p>
          </table:table-cell>
          <table:table-cell table:style-name="ce4" office:value-type="float" office:value="13.0482" calcext:value-type="float">
            <text:p>13.0482</text:p>
          </table:table-cell>
          <table:table-cell table:style-name="ce4" office:value-type="float" office:value="13.0494" calcext:value-type="float">
            <text:p>13.0494</text:p>
          </table:table-cell>
          <table:table-cell table:style-name="ce7" table:formula="of:=([.F32]-[.$E32])/[.F32]" office:value-type="percentage" office:value="0.00000306555693507626" calcext:value-type="percentage">
            <text:p>0.000%</text:p>
          </table:table-cell>
          <table:table-cell table:style-name="ce7" table:formula="of:=([.G32]-[.$E32])/[.G32]" office:value-type="percentage" office:value="0.0000950235259859471" calcext:value-type="percentage">
            <text:p>0.010%</text:p>
          </table:table-cell>
        </table:table-row>
        <table:table-row table:style-name="ro1">
          <table:table-cell table:style-name="ce2" office:value-type="string" calcext:value-type="string">
            <text:p>chordwise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4" office:value-type="float" office:value="41.2275" calcext:value-type="float">
            <text:p>41.2275</text:p>
          </table:table-cell>
          <table:table-cell table:style-name="ce4" office:value-type="float" office:value="41.3791" calcext:value-type="float">
            <text:p>41.3791</text:p>
          </table:table-cell>
          <table:table-cell table:style-name="ce7" table:formula="of:=([.F33]-[.$E33])/[.F33]" office:value-type="percentage" office:value="0" calcext:value-type="percentage">
            <text:p>0.000%</text:p>
          </table:table-cell>
          <table:table-cell table:style-name="ce7" table:formula="of:=([.G33]-[.$E33])/[.G33]" office:value-type="percentage" office:value="0.00366368529040027" calcext:value-type="percentage">
            <text:p>0.366%</text:p>
          </table:table-cell>
        </table:table-row>
        <table:table-row table:style-name="ro1">
          <table:table-cell table:style-name="ce2" office:value-type="string" calcext:value-type="string">
            <text:p>chordwise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6.643016" calcext:value-type="float">
            <text:p>6.6430</text:p>
          </table:table-cell>
          <table:table-cell table:number-columns-repeated="2" table:style-name="ce4" office:value-type="float" office:value="6.643" calcext:value-type="float">
            <text:p>6.6430</text:p>
          </table:table-cell>
          <table:table-cell table:style-name="ce7" table:formula="of:=([.F34]-[.$E34])/[.F34]" office:value-type="percentage" office:value="-0.00000240855035382509" calcext:value-type="percentage">
            <text:p>0.000%</text:p>
          </table:table-cell>
          <table:table-cell table:style-name="ce7" table:formula="of:=([.G34]-[.$E34])/[.G34]" office:value-type="percentage" office:value="-0.00000240855035382509" calcext:value-type="percentage">
            <text:p>0.000%</text:p>
          </table:table-cell>
        </table:table-row>
        <table:table-row table:style-name="ro1">
          <table:table-cell table:style-name="ce2" office:value-type="string" calcext:value-type="string">
            <text:p>chordwise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7.26578" calcext:value-type="float">
            <text:p>27.2658</text:p>
          </table:table-cell>
          <table:table-cell table:style-name="ce4" office:value-type="float" office:value="27.266" calcext:value-type="float">
            <text:p>27.2660</text:p>
          </table:table-cell>
          <table:table-cell table:style-name="ce4" office:value-type="float" office:value="27.2761" calcext:value-type="float">
            <text:p>27.2761</text:p>
          </table:table-cell>
          <table:table-cell table:style-name="ce7" table:formula="of:=([.F35]-[.$E35])/[.F35]" office:value-type="percentage" office:value="0.00000806865693533253" calcext:value-type="percentage">
            <text:p>0.001%</text:p>
          </table:table-cell>
          <table:table-cell table:style-name="ce7" table:formula="of:=([.G35]-[.$E35])/[.G35]" office:value-type="percentage" office:value="0.000378353210319661" calcext:value-type="percentage">
            <text:p>0.038%</text:p>
          </table:table-cell>
        </table:table-row>
        <table:table-row table:style-name="ro1">
          <table:table-cell table:style-name="ce2" office:value-type="string" calcext:value-type="string">
            <text:p>chordwise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" calcext:value-type="float">
            <text:p>50</text:p>
          </table:table-cell>
          <table:table-cell table:style-name="ce4" office:value-type="float" office:value="74.00938" calcext:value-type="float">
            <text:p>74.0094</text:p>
          </table:table-cell>
          <table:table-cell table:style-name="ce4" office:value-type="float" office:value="74.0031" calcext:value-type="float">
            <text:p>74.0031</text:p>
          </table:table-cell>
          <table:table-cell table:style-name="ce4" office:value-type="float" office:value="74.1949" calcext:value-type="float">
            <text:p>74.1949</text:p>
          </table:table-cell>
          <table:table-cell table:style-name="ce7" table:formula="of:=([.F36]-[.$E36])/[.F36]" office:value-type="percentage" office:value="-0.0000848613098639061" calcext:value-type="percentage">
            <text:p>-0.008%</text:p>
          </table:table-cell>
          <table:table-cell table:style-name="ce7" table:formula="of:=([.G36]-[.$E36])/[.G36]" office:value-type="percentage" office:value="0.00250044140500238" calcext:value-type="percentage">
            <text:p>0.250%</text:p>
          </table:table-cell>
        </table:table-row>
        <table:table-row table:style-name="ro1" table:number-rows-repeated="104853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8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percentage-style style:name="N125">
      <number:number number:decimal-places="3" number:min-integer-digits="1"/>
      <number:text>%</number:text>
    </number:percentage-style>
    <number:percentage-style style:name="N126">
      <number:number number:decimal-places="4" number:min-integer-digits="1"/>
      <number:text>%</number:text>
    </number:percentage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4">00/00/0000</text:date>, <text:time style:data-style-name="N2" text:time-value="09:49:24.5846985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6T22:19:20</meta:creation-date>
    <dc:date>2015-01-04T13:39:25.543440693</dc:date>
    <meta:editing-duration>P1DT6H25M53S</meta:editing-duration>
    <meta:editing-cycles>26</meta:editing-cycles>
    <meta:generator>LibreOffice/4.2.7.2$Linux_X86_64 LibreOffice_project/420m0$Build-2</meta:generator>
    <meta:document-statistic meta:table-count="1" meta:cell-count="324" meta:object-count="0"/>
  </office:meta>
</office:document-meta>
</file>